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0.924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11.628cm"/>
    </style:style>
    <style:style style:name="co12" style:family="table-column">
      <style:table-column-properties fo:break-before="auto" style:column-width="2.614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.579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1.743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1.1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bs=25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I1mr</text:p>
          </table:table-cell>
          <table:table-cell table:style-name="ce1" office:value-type="string" calcext:value-type="string">
            <text:p>ILmr</text:p>
          </table:table-cell>
          <table:table-cell table:style-name="ce1"/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1mr</text:p>
          </table:table-cell>
          <table:table-cell table:style-name="ce1" office:value-type="string" calcext:value-type="string">
            <text:p>DLmr </text:p>
          </table:table-cell>
          <table:table-cell table:style-name="ce1"/>
          <table:table-cell table:style-name="ce1" office:value-type="string" calcext:value-type="string">
            <text:p>Dw</text:p>
          </table:table-cell>
          <table:table-cell table:style-name="ce1" office:value-type="string" calcext:value-type="string">
            <text:p>D1mw</text:p>
          </table:table-cell>
          <table:table-cell table:style-name="ce1" office:value-type="string" calcext:value-type="string">
            <text:p>DLmw</text:p>
          </table:table-cell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1,076,834,371 </text:p>
          </table:table-cell>
          <table:table-cell office:value-type="float" office:value="1.276" calcext:value-type="float">
            <text:p>1,276</text:p>
          </table:table-cell>
          <table:table-cell office:value-type="float" office:value="1.267" calcext:value-type="float">
            <text:p>1,267</text:p>
          </table:table-cell>
          <table:table-cell/>
          <table:table-cell office:value-type="string" calcext:value-type="string">
            <text:p><text:s/>459,647,639 </text:p>
          </table:table-cell>
          <table:table-cell office:value-type="string" calcext:value-type="string">
            <text:p>17,414,997 </text:p>
          </table:table-cell>
          <table:table-cell office:value-type="float" office:value="461.173" calcext:value-type="float">
            <text:p>461,173</text:p>
          </table:table-cell>
          <table:table-cell/>
          <table:table-cell office:value-type="string" calcext:value-type="string">
            <text:p>126,723,475</text:p>
          </table:table-cell>
          <table:table-cell office:value-type="float" office:value="215.84" calcext:value-type="float">
            <text:p>215,84</text:p>
          </table:table-cell>
          <table:table-cell office:value-type="float" office:value="159.987" calcext:value-type="float">
            <text:p>159,987</text:p>
          </table:table-cell>
          <table:table-cell office:value-type="string" calcext:value-type="string">
            <text:p>PROGRAM TOTAL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matrix_multiply(matrix_t* m1, matrix_t* m2,matrix_t* mr, int bs) {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size_t n, en, i, j, k, kk, jj;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double sum;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double m1e, m2e;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 = m1 -&gt; rows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n = bs * (n/bs);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(kk=0 ; kk&lt;en ; kk+=bs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3"/>for(jj=0 ; jj&lt;en ; jj+=bs)</text:p>
          </table:table-cell>
        </table:table-row>
        <table:table-row table:style-name="ro1">
          <table:table-cell office:value-type="float" office:value="1.029" calcext:value-type="float">
            <text:p>1,02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6"/>for(i=0 ; i&lt;n ; i++)</text:p>
          </table:table-cell>
        </table:table-row>
        <table:table-row table:style-name="ro1">
          <table:table-cell office:value-type="float" office:value="461.056" calcext:value-type="float">
            <text:p>461,05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63.168" calcext:value-type="float">
            <text:p>263,1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9"/>for(j=jj ; j&lt;jj+bs ; j++){</text:p>
          </table:table-cell>
        </table:table-row>
        <table:table-row table:style-name="ro1">
          <table:table-cell office:value-type="float" office:value="720.896" calcext:value-type="float">
            <text:p>720,8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3.216" calcext:value-type="float">
            <text:p>393,216</text:p>
          </table:table-cell>
          <table:table-cell office:value-type="float" office:value="8.192" calcext:value-type="float">
            <text:p>8,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536" calcext:value-type="float">
            <text:p>65,5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sum = mr-&gt;array[i*n+j];</text:p>
          </table:table-cell>
        </table:table-row>
        <table:table-row table:style-name="ro1">
          <table:table-cell office:value-type="string" calcext:value-type="string">
            <text:p>118,030,33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67,371,008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5.536" calcext:value-type="float">
            <text:p>65,5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for(k=kk; k&lt;kk+bs; k++){</text:p>
          </table:table-cell>
        </table:table-row>
        <table:table-row table:style-name="ro1">
          <table:table-cell office:value-type="string" calcext:value-type="string">
            <text:p>184,549,3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00,663,296</text:p>
          </table:table-cell>
          <table:table-cell office:value-type="float" office:value="82.552" calcext:value-type="float">
            <text:p>82,552</text:p>
          </table:table-cell>
          <table:table-cell office:value-type="float" office:value="8.192" calcext:value-type="float">
            <text:p>8,192</text:p>
          </table:table-cell>
          <table:table-cell/>
          <table:table-cell office:value-type="string" calcext:value-type="string">
            <text:p>16,777,2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5"/>m1e = m1 -&gt; array[i*n+k];</text:p>
          </table:table-cell>
        </table:table-row>
        <table:table-row table:style-name="ro1">
          <table:table-cell office:value-type="string" calcext:value-type="string">
            <text:p>184,549,3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00,663,296</text:p>
          </table:table-cell>
          <table:table-cell office:value-type="string" calcext:value-type="string">
            <text:p>16,776,705</text:p>
          </table:table-cell>
          <table:table-cell office:value-type="float" office:value="8.191" calcext:value-type="float">
            <text:p>8,191</text:p>
          </table:table-cell>
          <table:table-cell/>
          <table:table-cell office:value-type="string" calcext:value-type="string">
            <text:p>16,777,2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5"/>m2e = m2 -&gt; array[k*n+j];</text:p>
          </table:table-cell>
        </table:table-row>
        <table:table-row table:style-name="ro1">
          <table:table-cell office:value-type="string" calcext:value-type="string">
            <text:p>83,886,0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50,331,6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6,777,2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5"/>sum += m1e * m2e;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<text:s text:c="12"/>}</text:p>
          </table:table-cell>
        </table:table-row>
        <table:table-row table:style-name="ro1">
          <table:table-cell office:value-type="float" office:value="720.896" calcext:value-type="float">
            <text:p>720,8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3.216" calcext:value-type="float">
            <text:p>393,216</text:p>
          </table:table-cell>
          <table:table-cell office:value-type="float" office:value="2.048" calcext:value-type="float">
            <text:p>2,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536" calcext:value-type="float">
            <text:p>65,536</text:p>
          </table:table-cell>
          <table:table-cell office:value-type="float" office:value="49.152" calcext:value-type="float">
            <text:p>49,1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mr -&gt; array[i*n+j] = sum;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<text:s text:c="9"/>}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}</text:p>
          </table:table-cell>
        </table:table-row>
      </table:table>
      <table:table table:name="bs=8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5" table:number-columns-repeated="2" table:default-cell-style-name="ce2"/>
        <table:table-column table:style-name="co16" table:default-cell-style-name="ce2"/>
        <table:table-column table:style-name="co7" table:default-cell-style-name="ce2"/>
        <table:table-column table:style-name="co5" table:default-cell-style-name="ce2"/>
        <table:table-column table:style-name="co13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I1mr</text:p>
          </table:table-cell>
          <table:table-cell table:style-name="ce1" office:value-type="string" calcext:value-type="string">
            <text:p>ILmr</text:p>
          </table:table-cell>
          <table:table-cell table:style-name="ce1"/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1mr</text:p>
          </table:table-cell>
          <table:table-cell table:style-name="ce1" office:value-type="string" calcext:value-type="string">
            <text:p>DLmr </text:p>
          </table:table-cell>
          <table:table-cell table:style-name="ce1"/>
          <table:table-cell table:style-name="ce1" office:value-type="string" calcext:value-type="string">
            <text:p>Dw</text:p>
          </table:table-cell>
          <table:table-cell table:style-name="ce1" office:value-type="string" calcext:value-type="string">
            <text:p>D1mw</text:p>
          </table:table-cell>
          <table:table-cell table:style-name="ce1" office:value-type="string" calcext:value-type="string">
            <text:p>DLmw</text:p>
          </table:table-cell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1,157,451,916</text:p>
          </table:table-cell>
          <table:table-cell office:value-type="float" office:value="1.276" calcext:value-type="float">
            <text:p>1,276</text:p>
          </table:table-cell>
          <table:table-cell office:value-type="float" office:value="1.267" calcext:value-type="float">
            <text:p>1,267</text:p>
          </table:table-cell>
          <table:table-cell/>
          <table:table-cell office:value-type="string" calcext:value-type="string">
            <text:p>502,119,498</text:p>
          </table:table-cell>
          <table:table-cell office:value-type="string" calcext:value-type="string">
            <text:p>1,340,106</text:p>
          </table:table-cell>
          <table:table-cell office:value-type="float" office:value="461.173" calcext:value-type="float">
            <text:p>461,173</text:p>
          </table:table-cell>
          <table:table-cell/>
          <table:table-cell office:value-type="string" calcext:value-type="string">
            <text:p>133,081,265</text:p>
          </table:table-cell>
          <table:table-cell office:value-type="float" office:value="166.689" calcext:value-type="float">
            <text:p>166,689</text:p>
          </table:table-cell>
          <table:table-cell office:value-type="float" office:value="159.987" calcext:value-type="float">
            <text:p>159,987</text:p>
          </table:table-cell>
          <table:table-cell office:value-type="string" calcext:value-type="string">
            <text:p>PROGRAM TOTAL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matrix_multiply(matrix_t* m1, matrix_t* m2,matrix_t* mr, int bs) {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size_t n, en, i, j, k, kk, jj;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double sum;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double m1e, m2e;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 = m1 -&gt; rows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n = bs * (n/bs);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(kk=0 ; kk&lt;en ; kk+=bs)</text:p>
          </table:table-cell>
        </table:table-row>
        <table:table-row table:style-name="ro1">
          <table:table-cell office:value-type="float" office:value="6.304" calcext:value-type="float">
            <text:p>6,3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60" calcext:value-type="float">
            <text:p>41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3"/>for(jj=0 ; jj&lt;en ; jj+=bs)</text:p>
          </table:table-cell>
        </table:table-row>
        <table:table-row table:style-name="ro1">
          <table:table-cell office:value-type="string" calcext:value-type="string">
            <text:p>1,053,6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88480" calcext:value-type="float">
            <text:p>7884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024" calcext:value-type="float">
            <text:p>1,0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6"/>for(i=0 ; i&lt;n ; i++)</text:p>
          </table:table-cell>
        </table:table-row>
        <table:table-row table:style-name="ro1">
          <table:table-cell office:value-type="string" calcext:value-type="string">
            <text:p>17,039,3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9,437,1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2.144" calcext:value-type="float">
            <text:p>262,1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9"/>for(j=jj ; j&lt;jj+bs ; j++){</text:p>
          </table:table-cell>
        </table:table-row>
        <table:table-row table:style-name="ro1">
          <table:table-cell office:value-type="string" calcext:value-type="string">
            <text:p>23,068,6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2,582,912</text:p>
          </table:table-cell>
          <table:table-cell office:value-type="float" office:value="262.144" calcext:value-type="float">
            <text:p>262,1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,097,1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sum = mr-&gt;array[i*n+j];</text:p>
          </table:table-cell>
        </table:table-row>
        <table:table-row table:style-name="ro1">
          <table:table-cell office:value-type="string" calcext:value-type="string">
            <text:p>136,314,88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75,497,4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/>2,097,1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2"/>for(k=kk; k&lt;kk+bs; k++){</text:p>
          </table:table-cell>
        </table:table-row>
        <table:table-row table:style-name="ro1">
          <table:table-cell office:value-type="string" calcext:value-type="string">
            <text:p>184,549,3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00,663,296</text:p>
          </table:table-cell>
          <table:table-cell office:value-type="float" office:value="524.256" calcext:value-type="float">
            <text:p>524,256</text:p>
          </table:table-cell>
          <table:table-cell office:value-type="float" office:value="8.192" calcext:value-type="float">
            <text:p>8,192</text:p>
          </table:table-cell>
          <table:table-cell/>
          <table:table-cell office:value-type="string" calcext:value-type="string">
            <text:p>16,777,2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5"/>m1e = m1 -&gt; array[i*n+k];</text:p>
          </table:table-cell>
        </table:table-row>
        <table:table-row table:style-name="ro1">
          <table:table-cell office:value-type="string" calcext:value-type="string">
            <text:p>184,549,3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00,663,296</text:p>
          </table:table-cell>
          <table:table-cell office:value-type="float" office:value="8.207" calcext:value-type="float">
            <text:p>8,207</text:p>
          </table:table-cell>
          <table:table-cell office:value-type="float" office:value="8.191" calcext:value-type="float">
            <text:p>8,191</text:p>
          </table:table-cell>
          <table:table-cell/>
          <table:table-cell office:value-type="string" calcext:value-type="string">
            <text:p>16,777,2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5"/>m2e = m2 -&gt; array[k*n+j];</text:p>
          </table:table-cell>
        </table:table-row>
        <table:table-row table:style-name="ro1">
          <table:table-cell office:value-type="string" calcext:value-type="string">
            <text:p>83,886,0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50,331,6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6,777,2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15"/>sum += m1e * m2e;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<text:s text:c="12"/>}</text:p>
          </table:table-cell>
        </table:table-row>
        <table:table-row table:style-name="ro1">
          <table:table-cell office:value-type="string" calcext:value-type="string">
            <text:p>23,068,6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2,582,9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,097,1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<text:s/>mr -&gt; array[i*n+j] = sum;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office:value-type="string" calcext:value-type="string">
            <text:p><text:s text:c="9"/>}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/>
          <table:table-cell table:number-columns-repeated="3"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21:30:28.346557559</meta:creation-date>
    <dc:date>2016-06-11T22:38:02.976872793</dc:date>
    <meta:editing-duration>PT32M59S</meta:editing-duration>
    <meta:editing-cycles>2</meta:editing-cycles>
    <meta:generator>LibreOffice/4.2.8.2$Linux_X86_64 LibreOffice_project/420m0$Build-2</meta:generator>
    <meta:document-statistic meta:table-count="2" meta:cell-count="472" meta:object-count="0"/>
  </office:meta>
</office:document-meta>
</file>